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8080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solid" draw:fill-color="#729fcf" draw:textarea-vertical-align="middle" loext:decorative="false"/>
      <style:paragraph-properties style:writing-mode="lr-tb"/>
    </style:style>
    <style:style style:name="gr3" style:family="graphic" style:parent-style-name="objectwithoutfill">
      <style:graphic-properties draw:marker-end="Pontas_20_das_20_setas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Pontas_20_das_20_setas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Pontas_20_das_20_setas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Pontas_20_das_20_seta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Pontas_20_das_20_setas_20_6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Pontas_20_das_20_setas_20_7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Pontas_20_das_20_setas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Pontas_20_das_20_setas_20_9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Pontas_20_das_20_setas_20_10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Pontas_20_das_20_setas_20_19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Pontas_20_das_20_setas_20_12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Pontas_20_das_20_setas_20_13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Pontas_20_das_20_setas_20_14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Pontas_20_das_20_setas_20_15" draw:marker-end-width="0.3cm" draw:fill="none" draw:textarea-vertical-align="middle" loext:decorative="false"/>
    </style:style>
    <style:style style:name="gr17" style:family="graphic" style:parent-style-name="standard">
      <style:graphic-properties draw:fill="solid" draw:fill-color="#d4ea6b" draw:textarea-vertical-align="middle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 loext:decorative="false"/>
      <style:paragraph-properties style:writing-mode="lr-tb"/>
    </style:style>
    <style:style style:name="gr19" style:family="graphic" style:parent-style-name="objectwithoutfill">
      <style:graphic-properties draw:marker-end="Pontas_20_das_20_setas_20_16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Pontas_20_das_20_setas_20_17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Pontas_20_das_20_setas_20_18" draw:marker-end-width="0.3cm" draw:fill="none" draw:textarea-vertical-align="middle" loext:decorative="false"/>
    </style:style>
    <style:style style:name="gr22" style:family="graphic" style:parent-style-name="standard">
      <style:graphic-properties draw:textarea-vertical-align="middle" loext:decorative="false"/>
      <style:paragraph-properties style:writing-mode="lr-tb"/>
    </style:style>
    <style:style style:name="gr23" style:family="graphic" style:parent-style-name="standard">
      <style:graphic-properties draw:fill="solid" draw:fill-color="#94bd5e" draw:textarea-vertical-align="middle" loext:decorative="false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5" style:family="graphic" style:parent-style-name="standard">
      <style:graphic-properties draw:fill="solid" draw:fill-color="#ccffff" draw:textarea-vertical-align="middle" loext:decorative="false"/>
      <style:paragraph-properties style:writing-mode="lr-tb"/>
    </style:style>
    <style:style style:name="gr26" style:family="graphic" style:parent-style-name="objectwithoutfill">
      <style:graphic-properties draw:stroke="solid" draw:marker-start="" draw:marker-end="Arrow" draw:fill="none" draw:textarea-vertical-align="middle" loext:decorative="false"/>
    </style:style>
    <style:style style:name="gr27" style:family="graphic" style:parent-style-name="objectwithoutfill">
      <style:graphic-properties draw:marker-start="" draw:marker-end="Arrow" draw:fill="none" draw:textarea-vertical-align="middle" loext:decorative="false"/>
    </style:style>
    <style:style style:name="gr28" style:family="graphic" style:parent-style-name="objectwithoutfill">
      <style:graphic-properties draw:marker-start="Arrow" draw:marker-end="" draw:fill="none" draw:textarea-vertical-align="middle" loext:decorative="false"/>
    </style:style>
    <style:style style:name="gr29" style:family="graphic" style:parent-style-name="standard">
      <style:graphic-properties draw:fill="solid" draw:fill-color="#ff6633" draw:textarea-vertical-align="middle" loext:decorative="false"/>
      <style:paragraph-properties style:writing-mode="lr-tb"/>
    </style:style>
    <style:style style:name="gr30" style:family="graphic" style:parent-style-name="objectwithoutfill">
      <style:graphic-properties draw:marker-end="Arrow" draw:fill="none" draw:textarea-vertical-align="middle" loext:decorative="false"/>
    </style:style>
    <style:style style:name="gr31" style:family="graphic" style:parent-style-name="standard">
      <style:graphic-properties draw:fill="solid" draw:fill-color="#008080" draw:textarea-horizontal-align="justify" draw:textarea-vertical-align="middle" draw:auto-grow-height="false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loext:decorative="false"/>
    </style:style>
    <style:style style:name="gr34" style:family="graphic" style:parent-style-name="standard">
      <style:graphic-properties draw:fill="solid" draw:fill-color="#ff6633" draw:textarea-horizontal-align="justify" draw:textarea-vertical-align="middle" draw:auto-grow-height="false" loext:decorative="false"/>
    </style:style>
    <style:style style:name="gr35" style:family="graphic">
      <style:graphic-properties loext:decorative="false"/>
    </style:style>
    <style:style style:name="gr36" style:family="graphic" style:parent-style-name="objectwithoutfill">
      <style:graphic-properties draw:fill="none" draw:textarea-vertical-align="middle" loext:decorative="false"/>
    </style:style>
    <style:style style:name="gr37" style:family="graphic" style:parent-style-name="standard">
      <style:graphic-properties draw:fill="solid" draw:fill-color="#ff420e" draw:textarea-vertical-align="middle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77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8080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729fc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4ea6b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solid" draw:fill-color="#94bd5e"/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line-height="100%" fo:text-align="center"/>
    </style:style>
    <style:style style:name="P10" style:family="paragraph">
      <loext:graphic-properties draw:fill="solid" draw:fill-color="#008080"/>
      <style:paragraph-properties fo:line-height="100%" fo:text-align="center"/>
      <style:text-properties fo:color="#ffffff" loext:opacity="100%" fo:font-size="10pt" style:font-size-asian="10pt" style:font-size-complex="10pt"/>
    </style:style>
    <style:style style:name="P11" style:family="paragraph">
      <loext:graphic-properties draw:fill="solid" draw:fill-color="#008080"/>
      <style:paragraph-properties fo:text-align="center"/>
      <style:text-properties fo:color="#ffffff" loext:opacity="100%" fo:font-size="10pt" style:font-size-asian="10pt" style:font-size-complex="10pt"/>
    </style:style>
    <style:style style:name="P12" style:family="paragraph">
      <loext:graphic-properties draw:fill="solid" draw:fill-color="#ccffff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solid" draw:fill-color="#ff6633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solid" draw:fill-color="#008080"/>
      <style:paragraph-properties fo:text-align="center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loext:graphic-properties draw:fill="solid" draw:fill-color="#ff6633"/>
      <style:paragraph-properties fo:text-align="center"/>
    </style:style>
    <style:style style:name="P17" style:family="paragraph">
      <style:paragraph-properties fo:text-align="center"/>
      <style:text-properties style:use-window-font-color="true" loext:opacity="0%" style:text-outline="false" fo:font-size="12pt" fo:text-shadow="1pt 1pt" fo:font-weight="bold" style:font-size-asian="12pt" style:font-weight-asian="bold" style:font-size-complex="12pt" style:font-weight-complex="bold" style:font-relief="none"/>
    </style:style>
    <style:style style:name="P18" style:family="paragraph">
      <loext:graphic-properties draw:fill="solid" draw:fill-color="#ff420e"/>
      <style:paragraph-properties fo:line-height="100%" fo:text-align="center"/>
      <style:text-properties fo:color="#ffffff" loext:opacity="100%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loext:opacity="100%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use-window-font-color="true" loext:opacity="0%" style:text-outline="false" fo:font-size="12pt" fo:text-shadow="1pt 1pt" fo:font-weight="bold" style:font-size-asian="12pt" style:font-weight-asian="bold" style:font-size-complex="12pt" style:font-weight-complex="bold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rect draw:style-name="gr1" draw:text-style-name="P2" draw:layer="layout" svg:width="3.688cm" svg:height="1.112cm" svg:x="5.6cm" svg:y="2.6cm">
          <text:p text:style-name="P1"><text:span text:style-name="T1">MnemonicItemBase</text:span></text:p>
        </draw:rect>
        <draw:rect draw:style-name="gr2" draw:text-style-name="P3" draw:layer="layout" svg:width="3.688cm" svg:height="1.112cm" svg:x="5.512cm" svg:y="9.338cm">
          <text:p text:style-name="P1"><text:span text:style-name="T1">MnemonicItem</text:span></text:p>
        </draw:rect>
        <draw:line draw:style-name="gr3" draw:text-style-name="P4" draw:layer="layout" svg:x1="7.3cm" svg:y1="8.9cm" svg:x2="7.3cm" svg:y2="3.8cm">
          <text:p/>
        </draw:line>
        <draw:rect draw:style-name="gr1" draw:text-style-name="P2" draw:layer="layout" svg:width="4.3cm" svg:height="1.112cm" svg:x="9.9cm" svg:y="2.588cm">
          <text:p text:style-name="P1"><text:span text:style-name="T1">MnemonicContainerBase</text:span></text:p>
        </draw:rect>
        <draw:rect draw:style-name="gr1" draw:text-style-name="P2" draw:layer="layout" svg:width="3.688cm" svg:height="1.112cm" svg:x="10.2cm" svg:y="5.7cm">
          <text:p text:style-name="P1"><text:span text:style-name="T1">MnemonicAccess</text:span></text:p>
        </draw:rect>
        <draw:rect draw:style-name="gr2" draw:text-style-name="P3" draw:layer="layout" svg:width="3.688cm" svg:height="1.112cm" svg:x="10.237cm" svg:y="9.338cm">
          <text:p text:style-name="P1"><text:span text:style-name="T1">MnemonicContainer</text:span></text:p>
        </draw:rect>
        <draw:line draw:style-name="gr4" draw:text-style-name="P4" draw:layer="layout" svg:x1="12.3cm" svg:y1="5.6cm" svg:x2="12.3cm" svg:y2="3.8cm">
          <text:p/>
        </draw:line>
        <draw:line draw:style-name="gr5" draw:text-style-name="P4" draw:layer="layout" svg:x1="12.1cm" svg:y1="9.1cm" svg:x2="12.1cm" svg:y2="6.9cm">
          <text:p/>
        </draw:line>
        <draw:rect draw:style-name="gr1" draw:text-style-name="P2" draw:layer="layout" svg:width="4.3cm" svg:height="1.112cm" svg:x="15.2cm" svg:y="2.5cm">
          <text:p text:style-name="P1"><text:span text:style-name="T1">DisassembledItemBase</text:span></text:p>
        </draw:rect>
        <draw:rect draw:style-name="gr1" draw:text-style-name="P2" draw:layer="layout" svg:width="4.3cm" svg:height="1.112cm" svg:x="15.1cm" svg:y="5.7cm">
          <text:p text:style-name="P1"><text:span text:style-name="T1">DisassembledItemData</text:span></text:p>
        </draw:rect>
        <draw:rect draw:style-name="gr2" draw:text-style-name="P3" draw:layer="layout" svg:width="3.688cm" svg:height="1.112cm" svg:x="15.412cm" svg:y="9.338cm">
          <text:p text:style-name="P1"><text:span text:style-name="T1">DisassembledItem</text:span></text:p>
        </draw:rect>
        <draw:line draw:style-name="gr6" draw:text-style-name="P4" draw:layer="layout" svg:x1="17.2cm" svg:y1="5.5cm" svg:x2="17.2cm" svg:y2="3.8cm">
          <text:p/>
        </draw:line>
        <draw:line draw:style-name="gr7" draw:text-style-name="P4" draw:layer="layout" svg:x1="17.3cm" svg:y1="9.1cm" svg:x2="17.3cm" svg:y2="6.9cm">
          <text:p/>
        </draw:line>
        <draw:rect draw:style-name="gr2" draw:text-style-name="P3" draw:layer="layout" svg:width="3.688cm" svg:height="1.112cm" svg:x="19.8cm" svg:y="9.35cm">
          <text:p text:style-name="P1"><text:span text:style-name="T1">CodeViewItem</text:span></text:p>
        </draw:rect>
        <draw:rect draw:style-name="gr1" draw:text-style-name="P2" draw:layer="layout" svg:width="4.3cm" svg:height="1.112cm" svg:x="24.1cm" svg:y="2.5cm">
          <text:p text:style-name="P1"><text:span text:style-name="T1">SourceCodeContainer</text:span></text:p>
        </draw:rect>
        <draw:rect draw:style-name="gr1" draw:text-style-name="P2" draw:layer="layout" svg:width="4.3cm" svg:height="1.112cm" svg:x="24.2cm" svg:y="5.7cm">
          <text:p text:style-name="P1"><text:span text:style-name="T1">SourceCodeAccess</text:span></text:p>
        </draw:rect>
        <draw:rect draw:style-name="gr2" draw:text-style-name="P3" draw:layer="layout" svg:width="3.688cm" svg:height="1.112cm" svg:x="24.6cm" svg:y="9.375cm">
          <text:p text:style-name="P1"><text:span text:style-name="T1">SourceCodeLines</text:span></text:p>
        </draw:rect>
        <draw:line draw:style-name="gr8" draw:text-style-name="P4" draw:layer="layout" svg:x1="26.4cm" svg:y1="5.5cm" svg:x2="26.4cm" svg:y2="3.7cm">
          <text:p/>
        </draw:line>
        <draw:line draw:style-name="gr9" draw:text-style-name="P4" draw:layer="layout" svg:x1="26.4cm" svg:y1="9cm" svg:x2="26.4cm" svg:y2="6.9cm">
          <text:p/>
        </draw:line>
        <draw:rect draw:style-name="gr1" draw:text-style-name="P2" draw:layer="layout" svg:width="3.688cm" svg:height="1.112cm" svg:x="1.6cm" svg:y="17.9cm">
          <text:p text:style-name="P1"><text:span text:style-name="T1">CartridgeRomFile</text:span></text:p>
        </draw:rect>
        <draw:rect draw:style-name="gr1" draw:text-style-name="P2" draw:layer="layout" svg:width="3.688cm" svg:height="1.112cm" svg:x="6.012cm" svg:y="17.988cm">
          <text:p text:style-name="P1"><text:span text:style-name="T1">BinFile</text:span></text:p>
        </draw:rect>
        <draw:rect draw:style-name="gr2" draw:text-style-name="P3" draw:layer="layout" svg:width="3.688cm" svg:height="1.112cm" svg:x="2.712cm" svg:y="14.9cm">
          <text:p text:style-name="P1"><text:span text:style-name="T1">RawData</text:span></text:p>
        </draw:rect>
        <draw:line draw:style-name="gr10" draw:text-style-name="P4" draw:layer="layout" svg:x1="4cm" svg:y1="16.2cm" svg:x2="3.6cm" svg:y2="17.8cm">
          <text:p/>
        </draw:line>
        <draw:line draw:style-name="gr11" draw:text-style-name="P4" draw:layer="layout" svg:x1="5.2cm" svg:y1="16.2cm" svg:x2="7.8cm" svg:y2="17.9cm">
          <text:p/>
        </draw:line>
        <draw:rect draw:style-name="gr2" draw:text-style-name="P3" draw:layer="layout" svg:width="3.688cm" svg:height="1.112cm" svg:x="7.012cm" svg:y="14.888cm">
          <text:p text:style-name="P1"><text:span text:style-name="T1">LabelItem</text:span></text:p>
        </draw:rect>
        <draw:rect draw:style-name="gr2" draw:text-style-name="P3" draw:layer="layout" svg:width="3.688cm" svg:height="1.112cm" svg:x="11.412cm" svg:y="14.9cm">
          <text:p text:style-name="P1"><text:span text:style-name="T1">SystemLabelItem</text:span></text:p>
        </draw:rect>
        <draw:rect draw:style-name="gr2" draw:text-style-name="P3" draw:layer="layout" svg:width="3.688cm" svg:height="1.112cm" svg:x="15.612cm" svg:y="14.9cm">
          <text:p text:style-name="P1"><text:span text:style-name="T1">SystemLabelList</text:span></text:p>
        </draw:rect>
        <draw:rect draw:style-name="gr2" draw:text-style-name="P3" draw:layer="layout" svg:width="3.688cm" svg:height="1.112cm" svg:x="19.912cm" svg:y="14.9cm">
          <text:p text:style-name="P1"><text:span text:style-name="T1">LabelManager</text:span></text:p>
        </draw:rect>
        <draw:rect draw:style-name="gr2" draw:text-style-name="P3" draw:layer="layout" svg:width="3.688cm" svg:height="1.112cm" svg:x="24.412cm" svg:y="14.9cm">
          <text:p text:style-name="P1"><text:span text:style-name="T1">LabelListCtr</text:span></text:p>
        </draw:rect>
        <draw:rect draw:style-name="gr2" draw:text-style-name="P3" draw:layer="layout" svg:width="3.688cm" svg:height="1.112cm" svg:x="1.312cm" svg:y="9.338cm">
          <text:p text:style-name="P1"><text:span text:style-name="T1">RawDataManager</text:span></text:p>
        </draw:rect>
        <draw:line draw:style-name="gr12" draw:text-style-name="P4" draw:layer="layout" svg:x1="4.4cm" svg:y1="10.8cm" svg:x2="5.9cm" svg:y2="10.8cm">
          <text:p/>
        </draw:line>
        <draw:line draw:style-name="gr12" draw:text-style-name="P4" draw:layer="layout" svg:x1="9.1cm" svg:y1="10.8cm" svg:x2="10.6cm" svg:y2="10.8cm">
          <text:p/>
        </draw:line>
        <draw:line draw:style-name="gr12" draw:text-style-name="P4" draw:layer="layout" svg:x1="14cm" svg:y1="10.8cm" svg:x2="15.5cm" svg:y2="10.8cm">
          <text:p/>
        </draw:line>
        <draw:line draw:style-name="gr12" draw:text-style-name="P4" draw:layer="layout" svg:x1="18.7cm" svg:y1="10.8cm" svg:x2="20.2cm" svg:y2="10.8cm">
          <text:p/>
        </draw:line>
        <draw:line draw:style-name="gr12" draw:text-style-name="P4" draw:layer="layout" svg:x1="23.4cm" svg:y1="10.8cm" svg:x2="24.9cm" svg:y2="10.8cm">
          <text:p/>
        </draw:line>
      </draw:page>
      <draw:page draw:name="page2" draw:style-name="dp1" draw:master-page-name="Padrão">
        <office:forms form:automatic-focus="false" form:apply-design-mode="false"/>
        <draw:rect draw:style-name="gr2" draw:text-style-name="P3" draw:layer="layout" svg:width="3.688cm" svg:height="1.112cm" svg:x="6.5cm" svg:y="6.688cm">
          <text:p text:style-name="P1"><text:span text:style-name="T1">DisassembledItem</text:span></text:p>
        </draw:rect>
        <draw:rect draw:style-name="gr2" draw:text-style-name="P3" draw:layer="layout" svg:width="3.688cm" svg:height="1.112cm" svg:x="1.512cm" svg:y="4.7cm">
          <text:p text:style-name="P1"><text:span text:style-name="T1">MnemonicItem</text:span></text:p>
        </draw:rect>
        <draw:rect draw:style-name="gr2" draw:text-style-name="P3" draw:layer="layout" svg:width="3.688cm" svg:height="1.112cm" svg:x="1.5cm" svg:y="6.688cm">
          <text:p text:style-name="P1"><text:span text:style-name="T1">RawData</text:span></text:p>
        </draw:rect>
        <draw:rect draw:style-name="gr2" draw:text-style-name="P3" draw:layer="layout" svg:width="3.688cm" svg:height="1.112cm" svg:x="11.7cm" svg:y="6.688cm">
          <text:p text:style-name="P1"><text:span text:style-name="T1">CodeViewItem</text:span></text:p>
        </draw:rect>
        <draw:line draw:style-name="gr13" draw:text-style-name="P4" draw:layer="layout" svg:x1="6.7cm" svg:y1="6.5cm" svg:x2="5.4cm" svg:y2="5.3cm">
          <text:p/>
        </draw:line>
        <draw:line draw:style-name="gr14" draw:text-style-name="P4" draw:layer="layout" svg:x1="6.3cm" svg:y1="7.3cm" svg:x2="5.2cm" svg:y2="7.3cm">
          <text:p/>
        </draw:line>
        <draw:line draw:style-name="gr15" draw:text-style-name="P4" draw:layer="layout" svg:x1="11.5cm" svg:y1="7.2cm" svg:x2="10.3cm" svg:y2="7.2cm">
          <text:p/>
        </draw:line>
        <draw:rect draw:style-name="gr2" draw:text-style-name="P3" draw:layer="layout" svg:width="3.688cm" svg:height="1.112cm" svg:x="6.5cm" svg:y="8.788cm">
          <text:p text:style-name="P1"><text:span text:style-name="T1">LabelItem</text:span></text:p>
        </draw:rect>
        <draw:line draw:style-name="gr16" draw:text-style-name="P4" draw:layer="layout" svg:x1="11.8cm" svg:y1="8.1cm" svg:x2="10.4cm" svg:y2="9.2cm">
          <text:p/>
        </draw:line>
      </draw:page>
      <draw:page draw:name="page3" draw:style-name="dp1" draw:master-page-name="Padrão">
        <office:forms form:automatic-focus="false" form:apply-design-mode="false"/>
        <draw:rect draw:style-name="gr2" draw:text-style-name="P3" draw:layer="layout" svg:width="3.688cm" svg:height="1.112cm" svg:x="6.612cm" svg:y="3.688cm">
          <text:p text:style-name="P1"><text:span text:style-name="T1">RawDataManager</text:span></text:p>
        </draw:rect>
        <draw:rect draw:style-name="gr17" draw:text-style-name="P5" draw:layer="layout" svg:width="3.688cm" svg:height="1.112cm" svg:x="1.712cm" svg:y="1.788cm">
          <text:p text:style-name="P1"><text:span text:style-name="T1">RawData 1</text:span></text:p>
          <text:p text:style-name="P1"><text:span text:style-name="T1">Arquivo 1</text:span></text:p>
        </draw:rect>
        <draw:rect draw:style-name="gr17" draw:text-style-name="P5" draw:layer="layout" svg:width="3.688cm" svg:height="1.112cm" svg:x="1.712cm" svg:y="3.388cm">
          <text:p text:style-name="P1"><text:span text:style-name="T1">RawData 2</text:span></text:p>
          <text:p text:style-name="P1"><text:span text:style-name="T1">Arquivo 2</text:span></text:p>
        </draw:rect>
        <draw:rect draw:style-name="gr17" draw:text-style-name="P5" draw:layer="layout" svg:width="3.688cm" svg:height="1.112cm" svg:x="1.712cm" svg:y="7.388cm">
          <text:p text:style-name="P1"><text:span text:style-name="T1">RawData n</text:span></text:p>
          <text:p text:style-name="P1"><text:span text:style-name="T1">Arquivo n</text:span></text:p>
        </draw:rect>
        <draw:frame draw:style-name="gr18" draw:text-style-name="P6" draw:layer="layout" svg:width="0.68cm" svg:height="2.384cm" svg:x="3.2cm" svg:y="4.8cm">
          <draw:text-box>
            <text:p>.</text:p>
            <text:p>.</text:p>
            <text:p>.</text:p>
          </draw:text-box>
        </draw:frame>
        <draw:line draw:style-name="gr19" draw:text-style-name="P4" draw:layer="layout" svg:x1="6.3cm" svg:y1="3.7cm" svg:x2="5.7cm" svg:y2="2.6cm">
          <text:p/>
        </draw:line>
        <draw:line draw:style-name="gr20" draw:text-style-name="P4" draw:layer="layout" svg:x1="6.4cm" svg:y1="4.2cm" svg:x2="5.5cm" svg:y2="4.2cm">
          <text:p/>
        </draw:line>
        <draw:line draw:style-name="gr21" draw:text-style-name="P4" draw:layer="layout" svg:x1="6.3cm" svg:y1="4.7cm" svg:x2="5.5cm" svg:y2="7.3cm">
          <text:p/>
        </draw:line>
        <draw:rect draw:style-name="gr2" draw:text-style-name="P3" draw:layer="layout" svg:width="5.688cm" svg:height="1.112cm" svg:x="6.612cm" svg:y="12.088cm">
          <text:p text:style-name="P1"><text:span text:style-name="T1">DisassembledContainerList</text:span></text:p>
        </draw:rect>
        <draw:rect draw:style-name="gr17" draw:text-style-name="P5" draw:layer="layout" svg:width="4.2cm" svg:height="1.112cm" svg:x="1.4cm" svg:y="10.188cm">
          <text:p text:style-name="P1"><text:span text:style-name="T1">DisassembledContainer 1</text:span></text:p>
          <text:p text:style-name="P1"><text:span text:style-name="T1">(Arquivo 1)</text:span></text:p>
        </draw:rect>
        <draw:rect draw:style-name="gr17" draw:text-style-name="P5" draw:layer="layout" svg:width="4.2cm" svg:height="1.112cm" svg:x="1.4cm" svg:y="11.788cm">
          <text:p text:style-name="P1"><text:span text:style-name="T1">DisassembledContainer 2</text:span></text:p>
          <text:p text:style-name="P1"><text:span text:style-name="T1">(Arquivo 2)</text:span></text:p>
        </draw:rect>
        <draw:rect draw:style-name="gr17" draw:text-style-name="P5" draw:layer="layout" svg:width="4.3cm" svg:height="1.112cm" svg:x="1.3cm" svg:y="15.788cm">
          <text:p text:style-name="P1"><text:span text:style-name="T1">DisassembledContainer n</text:span></text:p>
          <text:p text:style-name="P1"><text:span text:style-name="T1">(Arquivo n)</text:span></text:p>
        </draw:rect>
        <draw:frame draw:style-name="gr18" draw:text-style-name="P6" draw:layer="layout" svg:width="0.68cm" svg:height="2.384cm" svg:x="3.2cm" svg:y="13.2cm">
          <draw:text-box>
            <text:p>.</text:p>
            <text:p>.</text:p>
            <text:p>.</text:p>
          </draw:text-box>
        </draw:frame>
        <draw:line draw:style-name="gr19" draw:text-style-name="P4" draw:layer="layout" svg:x1="6.3cm" svg:y1="12.1cm" svg:x2="5.7cm" svg:y2="11cm">
          <text:p/>
        </draw:line>
        <draw:line draw:style-name="gr20" draw:text-style-name="P4" draw:layer="layout" svg:x1="6.4cm" svg:y1="12.6cm" svg:x2="5.5cm" svg:y2="12.6cm">
          <text:p/>
        </draw:line>
        <draw:line draw:style-name="gr21" draw:text-style-name="P4" draw:layer="layout" svg:x1="6.3cm" svg:y1="13.1cm" svg:x2="5.5cm" svg:y2="15.7cm">
          <text:p/>
        </draw:line>
      </draw:page>
      <draw:page draw:name="page4" draw:style-name="dp1" draw:master-page-name="Padrão">
        <office:forms form:automatic-focus="false" form:apply-design-mode="false"/>
        <draw:rect draw:style-name="gr22" draw:text-style-name="P1" draw:layer="layout" svg:width="3.787cm" svg:height="1.169cm" svg:x="13.513cm" svg:y="1.4cm">
          <text:p text:style-name="P1">User</text:p>
        </draw:rect>
        <draw:rect draw:style-name="gr22" draw:text-style-name="P7" draw:layer="layout" svg:width="4.107cm" svg:height="0.959cm" svg:x="10.5cm" svg:y="5.61cm">
          <text:p text:style-name="P1"><text:span text:style-name="T1">CodeView</text:span></text:p>
        </draw:rect>
        <draw:rect draw:style-name="gr23" draw:text-style-name="P8" draw:layer="layout" svg:width="14.781cm" svg:height="1.189cm" svg:x="7.519cm" svg:y="13.469cm">
          <text:p text:style-name="P1"><text:span text:style-name="T1">CodeViewItem</text:span></text:p>
          <text:p text:style-name="P1"><text:span text:style-name="T1">(struct)</text:span></text:p>
        </draw:rect>
        <draw:rect draw:style-name="gr22" draw:text-style-name="P7" draw:layer="layout" svg:width="4.107cm" svg:height="0.959cm" svg:x="16.1cm" svg:y="5.61cm">
          <text:p text:style-name="P1"><text:span text:style-name="T1">ProjectManager</text:span></text:p>
        </draw:rect>
        <draw:rect draw:style-name="gr22" draw:text-style-name="P1" draw:layer="layout" svg:width="12.003cm" svg:height="1.035cm" svg:x="9.6cm" svg:y="3.156cm">
          <text:p text:style-name="P1">IDZ80 Main Dialog</text:p>
        </draw:rect>
        <draw:line draw:style-name="gr24" draw:text-style-name="P4" draw:layer="layout" svg:x1="12.607cm" svg:y1="4.215cm" svg:x2="12.583cm" svg:y2="5.369cm">
          <text:p/>
        </draw:line>
        <draw:line draw:style-name="gr24" draw:text-style-name="P4" draw:layer="layout" svg:x1="18.007cm" svg:y1="4.215cm" svg:x2="17.983cm" svg:y2="5.369cm">
          <text:p/>
        </draw:line>
        <draw:rect draw:style-name="gr1" draw:text-style-name="P10" draw:layer="layout" svg:width="3.625cm" svg:height="1.112cm" svg:x="5.975cm" svg:y="18.369cm">
          <text:p text:style-name="P9"><text:span text:style-name="T2">MnemonicItem</text:span></text:p>
          <text:p text:style-name="P9"><text:span text:style-name="T2">(object)</text:span></text:p>
        </draw:rect>
        <draw:rect draw:style-name="gr1" draw:text-style-name="P11" draw:layer="layout" svg:width="3.6cm" svg:height="1.1cm" svg:x="9.8cm" svg:y="18.369cm">
          <text:p text:style-name="P1"><text:span text:style-name="T2">RawData</text:span></text:p>
          <text:p text:style-name="P1"><text:span text:style-name="T2">(Byte)</text:span></text:p>
        </draw:rect>
        <draw:rect draw:style-name="gr25" draw:text-style-name="P12" draw:layer="layout" svg:width="3.622cm" svg:height="1.271cm" svg:x="8.178cm" svg:y="15.969cm">
          <text:p text:style-name="P1"><text:span text:style-name="T1">DisassembledItem</text:span></text:p>
          <text:p text:style-name="P1"><text:span text:style-name="T1">(object)</text:span></text:p>
        </draw:rect>
        <draw:line draw:style-name="gr26" draw:text-style-name="P4" draw:layer="layout" svg:x1="9.3cm" svg:y1="17.369cm" svg:x2="8.6cm" svg:y2="18.269cm">
          <text:p/>
        </draw:line>
        <draw:line draw:style-name="gr27" draw:text-style-name="P4" draw:layer="layout" svg:x1="10.5cm" svg:y1="17.369cm" svg:x2="11.3cm" svg:y2="18.269cm">
          <text:p/>
        </draw:line>
        <draw:rect draw:style-name="gr1" draw:text-style-name="P11" draw:layer="layout" svg:width="3.6cm" svg:height="1.1cm" svg:x="13.6cm" svg:y="18.369cm">
          <text:p text:style-name="P1"><text:span text:style-name="T2">LabelItem</text:span></text:p>
          <text:p text:style-name="P1"><text:span text:style-name="T2">(object)</text:span></text:p>
        </draw:rect>
        <draw:line draw:style-name="gr26" draw:text-style-name="P4" draw:layer="layout" svg:x1="10.6cm" svg:y1="14.769cm" svg:x2="9.7cm" svg:y2="15.869cm">
          <text:p/>
        </draw:line>
        <draw:line draw:style-name="gr28" draw:text-style-name="P4" draw:layer="layout" svg:x1="15.5cm" svg:y1="18.169cm" svg:x2="12.3cm" svg:y2="14.769cm">
          <text:p/>
        </draw:line>
        <draw:rect draw:style-name="gr1" draw:text-style-name="P11" draw:layer="layout" svg:width="3.6cm" svg:height="1.1cm" svg:x="17.4cm" svg:y="18.369cm">
          <text:p text:style-name="P1"><text:span text:style-name="T2">Comment</text:span></text:p>
          <text:p text:style-name="P1"><text:span text:style-name="T2">(wxString)</text:span></text:p>
        </draw:rect>
        <draw:rect draw:style-name="gr1" draw:text-style-name="P11" draw:layer="layout" svg:width="3.3cm" svg:height="1.1cm" svg:x="21.2cm" svg:y="18.369cm">
          <text:p text:style-name="P1"><text:span text:style-name="T2">ArgRectangle</text:span></text:p>
          <text:p text:style-name="P1"><text:span text:style-name="T2">(wxRect)</text:span></text:p>
        </draw:rect>
        <draw:line draw:style-name="gr28" draw:text-style-name="P4" draw:layer="layout" svg:x1="23cm" svg:y1="18.269cm" svg:x2="19.8cm" svg:y2="14.869cm">
          <text:p/>
        </draw:line>
        <draw:line draw:style-name="gr28" draw:text-style-name="P4" draw:layer="layout" svg:x1="19cm" svg:y1="18.169cm" svg:x2="15.8cm" svg:y2="14.769cm">
          <text:p/>
        </draw:line>
        <draw:rect draw:style-name="gr29" draw:text-style-name="P13" draw:layer="layout" svg:width="3.622cm" svg:height="1.271cm" svg:x="13.2cm" svg:y="10.269cm">
          <text:p text:style-name="P1"><text:span text:style-name="T1">SourceCodeLines</text:span></text:p>
          <text:p text:style-name="P1"><text:span text:style-name="T1">(object)</text:span></text:p>
        </draw:rect>
        <draw:line draw:style-name="gr30" draw:text-style-name="P4" draw:layer="layout" svg:x1="14.9cm" svg:y1="11.669cm" svg:x2="14.9cm" svg:y2="13.269cm">
          <text:p/>
        </draw:line>
        <draw:line draw:style-name="gr30" draw:text-style-name="P4" draw:layer="layout" svg:x1="12.6cm" svg:y1="6.769cm" svg:x2="14.4cm" svg:y2="10.069cm">
          <text:p/>
        </draw:line>
        <draw:line draw:style-name="gr30" draw:text-style-name="P4" draw:layer="layout" svg:x1="18.2cm" svg:y1="6.769cm" svg:x2="15.7cm" svg:y2="10.069cm">
          <text:p/>
        </draw:line>
        <draw:custom-shape draw:style-name="gr31" draw:text-style-name="P14" draw:layer="layout" svg:width="0.933cm" svg:height="0.6cm" svg:x="1.1cm" svg:y="21.194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cm" svg:height="0.806cm" svg:x="1.9cm" svg:y="21.094cm">
          <draw:text-box>
            <text:p><text:span text:style-name="T3">Single item</text:span></text:p>
          </draw:text-box>
        </draw:frame>
        <draw:custom-shape draw:style-name="gr33" draw:text-style-name="P1" draw:layer="layout" svg:width="0.933cm" svg:height="0.6cm" svg:x="1.1cm" svg:y="21.994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cm" svg:height="0.806cm" svg:x="1.9cm" svg:y="21.894cm">
          <draw:text-box>
            <text:p><text:span text:style-name="T3">Process</text:span></text:p>
          </draw:text-box>
        </draw:frame>
        <draw:custom-shape draw:style-name="gr34" draw:text-style-name="P16" draw:layer="layout" svg:width="0.933cm" svg:height="0.6cm" svg:x="1.1cm" svg:y="22.794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.9cm" svg:height="0.806cm" svg:x="1.9cm" svg:y="22.694cm">
          <draw:text-box>
            <text:p><text:span text:style-name="T3">Data Container</text:span></text:p>
          </draw:text-box>
        </draw:frame>
      </draw:page>
      <draw:page draw:name="page5" draw:style-name="dp1" draw:master-page-name="Padrão">
        <office:forms form:automatic-focus="false" form:apply-design-mode="false"/>
        <draw:rect draw:style-name="gr1" draw:text-style-name="P11" draw:layer="layout" svg:width="3.6cm" svg:height="1.1cm" svg:x="6.578cm" svg:y="6.7cm">
          <text:p text:style-name="P1"><text:span text:style-name="T2">RawData</text:span></text:p>
          <text:p text:style-name="P1"><text:span text:style-name="T2">(Byte)</text:span></text:p>
        </draw:rect>
        <draw:rect draw:style-name="gr22" draw:text-style-name="P17" draw:layer="layout" svg:width="4.107cm" svg:height="0.959cm" svg:x="12.171cm" svg:y="6.8cm">
          <text:p text:style-name="P1"><text:span text:style-name="T4">Decoder</text:span></text:p>
        </draw:rect>
        <draw:line draw:style-name="gr24" draw:text-style-name="P4" draw:layer="layout" svg:x1="16.478cm" svg:y1="6.8cm" svg:x2="18.178cm" svg:y2="5.2cm">
          <text:p/>
        </draw:line>
        <draw:custom-shape draw:style-name="gr31" draw:text-style-name="P14" draw:layer="layout" svg:width="0.933cm" svg:height="0.6cm" svg:x="2cm" svg:y="16.5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cm" svg:height="0.806cm" svg:x="2.8cm" svg:y="16.4cm">
          <draw:text-box>
            <text:p><text:span text:style-name="T3">Single item</text:span></text:p>
          </draw:text-box>
        </draw:frame>
        <draw:custom-shape draw:style-name="gr33" draw:text-style-name="P1" draw:layer="layout" svg:width="0.933cm" svg:height="0.6cm" svg:x="2cm" svg:y="17.3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cm" svg:height="0.806cm" svg:x="2.8cm" svg:y="17.2cm">
          <draw:text-box>
            <text:p><text:span text:style-name="T3">Process</text:span></text:p>
          </draw:text-box>
        </draw:frame>
        <draw:custom-shape draw:style-name="gr34" draw:text-style-name="P16" draw:layer="layout" svg:width="0.933cm" svg:height="0.6cm" svg:x="2cm" svg:y="18.1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.9cm" svg:height="0.806cm" svg:x="2.8cm" svg:y="18cm">
          <draw:text-box>
            <text:p><text:span text:style-name="T3">Data Container</text:span></text:p>
          </draw:text-box>
        </draw:frame>
        <draw:g draw:style-name="gr35">
          <draw:rect draw:style-name="gr29" draw:text-style-name="P13" draw:layer="layout" svg:width="4.022cm" svg:height="1.271cm" svg:x="18.278cm" svg:y="6.1cm">
            <text:p text:style-name="P1"><text:span text:style-name="T1">DisassembledContainer</text:span></text:p>
            <text:p text:style-name="P1"><text:span text:style-name="T1">(object)</text:span></text:p>
          </draw:rect>
          <draw:rect draw:style-name="gr1" draw:text-style-name="P11" draw:layer="layout" svg:width="4.019cm" svg:height="1.1cm" svg:x="18.281cm" svg:y="7.371cm">
            <text:p text:style-name="P1"><text:span text:style-name="T2">DisassembledItem</text:span></text:p>
            <text:p text:style-name="P1"><text:span text:style-name="T2">(Object)</text:span></text:p>
          </draw:rect>
        </draw:g>
        <draw:g draw:style-name="gr35">
          <draw:rect draw:style-name="gr29" draw:text-style-name="P13" draw:layer="layout" svg:width="3.622cm" svg:height="1.271cm" svg:x="18.478cm" svg:y="3.4cm">
            <text:p text:style-name="P1"><text:span text:style-name="T1">LabelManager</text:span></text:p>
            <text:p text:style-name="P1"><text:span text:style-name="T1">(object)</text:span></text:p>
          </draw:rect>
          <draw:rect draw:style-name="gr1" draw:text-style-name="P11" draw:layer="layout" svg:width="3.624cm" svg:height="1.1cm" svg:x="18.478cm" svg:y="4.671cm">
            <text:p text:style-name="P1"><text:span text:style-name="T2">LabelItem</text:span></text:p>
            <text:p text:style-name="P1"><text:span text:style-name="T2">(object)</text:span></text:p>
          </draw:rect>
        </draw:g>
        <draw:line draw:style-name="gr24" draw:text-style-name="P4" draw:layer="layout" svg:x1="10.378cm" svg:y1="7.3cm" svg:x2="12.078cm" svg:y2="7.3cm">
          <text:p/>
        </draw:line>
        <draw:line draw:style-name="gr24" draw:text-style-name="P4" draw:layer="layout" svg:x1="16.478cm" svg:y1="7.3cm" svg:x2="18.178cm" svg:y2="7.3cm">
          <text:p/>
        </draw:line>
        <draw:line draw:style-name="gr24" draw:text-style-name="P4" draw:layer="layout" svg:x1="17.878cm" svg:y1="4.8cm" svg:x2="16.178cm" svg:y2="6.4cm">
          <text:p/>
        </draw:line>
        <draw:rect draw:style-name="gr1" draw:text-style-name="P11" draw:layer="layout" svg:width="3.6cm" svg:height="1.1cm" svg:x="6.578cm" svg:y="4.6cm">
          <text:p text:style-name="P1"><text:span text:style-name="T2">MnemonicContainer</text:span></text:p>
          <text:p text:style-name="P1"><text:span text:style-name="T2">(object)</text:span></text:p>
        </draw:rect>
        <draw:line draw:style-name="gr24" draw:text-style-name="P4" draw:layer="layout" svg:x1="10.278cm" svg:y1="5.1cm" svg:x2="11.978cm" svg:y2="6.7cm">
          <text:p/>
        </draw:line>
      </draw:page>
      <draw:page draw:name="page6" draw:style-name="dp1" draw:master-page-name="Padrão">
        <office:forms form:automatic-focus="false" form:apply-design-mode="false"/>
        <draw:rect draw:style-name="gr22" draw:text-style-name="P17" draw:layer="layout" svg:width="4.107cm" svg:height="0.959cm" svg:x="10.493cm" svg:y="2.1cm">
          <text:p text:style-name="P1"><text:span text:style-name="T4">Main</text:span></text:p>
        </draw:rect>
        <draw:line draw:style-name="gr36" draw:text-style-name="P4" draw:layer="layout" svg:x1="15.5cm" svg:y1="2.1cm" svg:x2="15.5cm" svg:y2="16.7cm">
          <text:p/>
        </draw:line>
        <draw:rect draw:style-name="gr1" draw:text-style-name="P10" draw:layer="layout" svg:width="3.625cm" svg:height="1.112cm" svg:x="10.775cm" svg:y="4.388cm">
          <text:p text:style-name="P9"><text:span text:style-name="T2">Mnemonic Container</text:span></text:p>
        </draw:rect>
        <draw:rect draw:style-name="gr1" draw:text-style-name="P11" draw:layer="layout" svg:width="3.6cm" svg:height="1.1cm" svg:x="10.8cm" svg:y="5.7cm">
          <text:p text:style-name="P1"><text:span text:style-name="T2">RawData</text:span></text:p>
          <text:p text:style-name="P1"><text:span text:style-name="T2">Manager</text:span></text:p>
        </draw:rect>
        <draw:rect draw:style-name="gr22" draw:text-style-name="P17" draw:layer="layout" svg:width="4.107cm" svg:height="0.959cm" svg:x="16.5cm" svg:y="5.141cm">
          <text:p text:style-name="P1"><text:span text:style-name="T4">Decoder</text:span></text:p>
        </draw:rect>
        <draw:line draw:style-name="gr24" draw:text-style-name="P4" draw:layer="layout" svg:x1="14.8cm" svg:y1="6.2cm" svg:x2="16.3cm" svg:y2="5.8cm">
          <text:p/>
        </draw:line>
        <draw:line draw:style-name="gr24" draw:text-style-name="P4" draw:layer="layout" svg:x1="14.6cm" svg:y1="5cm" svg:x2="16.3cm" svg:y2="5.6cm">
          <text:p/>
        </draw:line>
        <draw:line draw:style-name="gr24" draw:text-style-name="P4" draw:layer="layout" svg:x1="16.4cm" svg:y1="6.4cm" svg:x2="14.6cm" svg:y2="7.6cm">
          <text:p/>
        </draw:line>
        <draw:rect draw:style-name="gr1" draw:text-style-name="P11" draw:layer="layout" svg:width="3.6cm" svg:height="1.1cm" svg:x="10.8cm" svg:y="7cm">
          <text:p text:style-name="P1"><text:span text:style-name="T2">Disassembled</text:span></text:p>
          <text:p text:style-name="P1"><text:span text:style-name="T2">Container</text:span></text:p>
        </draw:rect>
        <draw:rect draw:style-name="gr1" draw:text-style-name="P11" draw:layer="layout" svg:width="3.6cm" svg:height="1.1cm" svg:x="10.8cm" svg:y="8.3cm">
          <text:p text:style-name="P1"><text:span text:style-name="T2">Label Manager</text:span></text:p>
        </draw:rect>
        <draw:line draw:style-name="gr24" draw:text-style-name="P4" draw:layer="layout" svg:x1="14.6cm" svg:y1="8.3cm" svg:x2="17.5cm" svg:y2="6.3cm">
          <text:p/>
        </draw:line>
        <draw:line draw:style-name="gr24" draw:text-style-name="P4" draw:layer="layout" svg:x1="18cm" svg:y1="6.5cm" svg:x2="14.6cm" svg:y2="8.9cm">
          <text:p/>
        </draw:line>
        <draw:line draw:style-name="gr36" draw:text-style-name="P4" draw:layer="layout" svg:x1="9.5cm" svg:y1="2.1cm" svg:x2="9.5cm" svg:y2="16.7cm">
          <text:p/>
        </draw:line>
      </draw:page>
      <draw:page draw:name="page7" draw:style-name="dp1" draw:master-page-name="Padrão">
        <office:forms form:automatic-focus="false" form:apply-design-mode="false"/>
        <draw:rect draw:style-name="gr1" draw:text-style-name="P10" draw:layer="layout" svg:width="3.625cm" svg:height="1.112cm" svg:x="12.4cm" svg:y="5.388cm">
          <text:p text:style-name="P9"><text:span text:style-name="T2">SourceCodeAccess</text:span></text:p>
          <text:p text:style-name="P9"><text:span text:style-name="T2">(object)</text:span></text:p>
        </draw:rect>
        <draw:rect draw:style-name="gr37" draw:text-style-name="P18" draw:layer="layout" svg:width="3.625cm" svg:height="1.112cm" svg:x="17.201cm" svg:y="5.388cm">
          <text:p text:style-name="P9"><text:span text:style-name="T2">SourceCodeLines</text:span></text:p>
          <text:p text:style-name="P9"><text:span text:style-name="T2">(object)</text:span></text:p>
        </draw:rect>
        <draw:line draw:style-name="gr24" draw:text-style-name="P4" draw:layer="layout" svg:x1="16.124cm" svg:y1="5.988cm" svg:x2="17.224cm" svg:y2="5.988cm">
          <text:p/>
        </draw:line>
        <draw:rect draw:style-name="gr1" draw:text-style-name="P10" draw:layer="layout" svg:width="3.625cm" svg:height="1.112cm" svg:x="7.601cm" svg:y="5.388cm">
          <text:p text:style-name="P9"><text:span text:style-name="T2">SourceCodeContainer</text:span></text:p>
          <text:p text:style-name="P9"><text:span text:style-name="T2">(object)</text:span></text:p>
        </draw:rect>
        <draw:line draw:style-name="gr24" draw:text-style-name="P4" draw:layer="layout" svg:x1="11.224cm" svg:y1="5.988cm" svg:x2="12.324cm" svg:y2="5.988cm">
          <text:p/>
        </draw:line>
        <draw:frame draw:style-name="gr38" draw:text-style-name="P6" draw:layer="layout" svg:width="6.276cm" svg:height="0.963cm" svg:x="11cm" svg:y="3.4cm">
          <draw:text-box>
            <text:p>Objects Inheritance</text:p>
          </draw:text-box>
        </draw:frame>
        <draw:rect draw:style-name="gr1" draw:text-style-name="P10" draw:layer="layout" svg:width="3.625cm" svg:height="1.112cm" svg:x="12.401cm" svg:y="7.088cm">
          <text:p text:style-name="P9"><text:span text:style-name="T2">MnemonicAccess</text:span></text:p>
          <text:p text:style-name="P9"><text:span text:style-name="T2">(object)</text:span></text:p>
        </draw:rect>
        <draw:rect draw:style-name="gr37" draw:text-style-name="P18" draw:layer="layout" svg:width="3.625cm" svg:height="1.112cm" svg:x="17.202cm" svg:y="7.088cm">
          <text:p text:style-name="P9"><text:span text:style-name="T2">MnemonicContainer</text:span></text:p>
          <text:p text:style-name="P9"><text:span text:style-name="T2">(object)</text:span></text:p>
        </draw:rect>
        <draw:line draw:style-name="gr24" draw:text-style-name="P4" draw:layer="layout" svg:x1="16.125cm" svg:y1="7.688cm" svg:x2="17.225cm" svg:y2="7.688cm">
          <text:p/>
        </draw:line>
        <draw:rect draw:style-name="gr1" draw:text-style-name="P10" draw:layer="layout" svg:width="4.127cm" svg:height="1.112cm" svg:x="7.1cm" svg:y="7.088cm">
          <text:p text:style-name="P9"><text:span text:style-name="T2">MnemonicContainerBase</text:span></text:p>
          <text:p text:style-name="P9"><text:span text:style-name="T2">(object)</text:span></text:p>
        </draw:rect>
        <draw:line draw:style-name="gr24" draw:text-style-name="P4" draw:layer="layout" svg:x1="11.225cm" svg:y1="7.688cm" svg:x2="12.325cm" svg:y2="7.688cm">
          <text:p/>
        </draw:line>
        <draw:rect draw:style-name="gr1" draw:text-style-name="P10" draw:layer="layout" svg:width="3.625cm" svg:height="1.112cm" svg:x="12.402cm" svg:y="10.288cm">
          <text:p text:style-name="P9"><text:span text:style-name="T2">BinFile</text:span></text:p>
          <text:p text:style-name="P9"><text:span text:style-name="T2">(object)</text:span></text:p>
        </draw:rect>
        <draw:rect draw:style-name="gr37" draw:text-style-name="P18" draw:layer="layout" svg:width="3.625cm" svg:height="1.112cm" svg:x="17.203cm" svg:y="10.288cm">
          <text:p text:style-name="P9"><text:span text:style-name="T2">RawData</text:span></text:p>
          <text:p text:style-name="P9"><text:span text:style-name="T2">(object)</text:span></text:p>
        </draw:rect>
        <draw:line draw:style-name="gr24" draw:text-style-name="P4" draw:layer="layout" svg:x1="16.126cm" svg:y1="10.888cm" svg:x2="17.226cm" svg:y2="10.888cm">
          <text:p/>
        </draw:line>
        <draw:rect draw:style-name="gr1" draw:text-style-name="P10" draw:layer="layout" svg:width="3.627cm" svg:height="1.112cm" svg:x="12.4cm" svg:y="8.788cm">
          <text:p text:style-name="P9"><text:span text:style-name="T2">CartridgeRomFile</text:span></text:p>
          <text:p text:style-name="P9"><text:span text:style-name="T2">(object)</text:span></text:p>
        </draw:rect>
        <draw:line draw:style-name="gr24" draw:text-style-name="P4" draw:layer="layout" svg:x1="16cm" svg:y1="9.4cm" svg:x2="17.2cm" svg:y2="10.3cm">
          <text:p/>
        </draw:line>
        <draw:rect draw:style-name="gr1" draw:text-style-name="P10" draw:layer="layout" svg:width="3.625cm" svg:height="1.112cm" svg:x="12.403cm" svg:y="11.788cm">
          <text:p text:style-name="P9"><text:span text:style-name="T2">LogBase</text:span></text:p>
          <text:p text:style-name="P9"><text:span text:style-name="T2">(object)</text:span></text:p>
        </draw:rect>
        <draw:line draw:style-name="gr24" draw:text-style-name="P4" draw:layer="layout" svg:x1="16cm" svg:y1="12.3cm" svg:x2="17.2cm" svg:y2="11.4cm">
          <text:p/>
        </draw:line>
        <draw:rect draw:style-name="gr1" draw:text-style-name="P10" draw:layer="layout" svg:width="3.625cm" svg:height="1.112cm" svg:x="12.402cm" svg:y="13.488cm">
          <text:p text:style-name="P9"><text:span text:style-name="T2">DisassembledItemData</text:span></text:p>
          <text:p text:style-name="P9"><text:span text:style-name="T2">(object)</text:span></text:p>
        </draw:rect>
        <draw:rect draw:style-name="gr37" draw:text-style-name="P18" draw:layer="layout" svg:width="3.625cm" svg:height="1.112cm" svg:x="17.203cm" svg:y="13.488cm">
          <text:p text:style-name="P9"><text:span text:style-name="T2">DisassembledItem</text:span></text:p>
          <text:p text:style-name="P9"><text:span text:style-name="T2">(object)</text:span></text:p>
        </draw:rect>
        <draw:line draw:style-name="gr24" draw:text-style-name="P4" draw:layer="layout" svg:x1="16.126cm" svg:y1="14.088cm" svg:x2="17.226cm" svg:y2="14.088cm">
          <text:p/>
        </draw:line>
        <draw:rect draw:style-name="gr1" draw:text-style-name="P10" draw:layer="layout" svg:width="4.127cm" svg:height="1.112cm" svg:x="7.101cm" svg:y="13.488cm">
          <text:p text:style-name="P9"><text:span text:style-name="T2">DisassembledItemBase</text:span></text:p>
          <text:p text:style-name="P9"><text:span text:style-name="T2">(object)</text:span></text:p>
        </draw:rect>
        <draw:line draw:style-name="gr24" draw:text-style-name="P4" draw:layer="layout" svg:x1="11.226cm" svg:y1="14.088cm" svg:x2="12.326cm" svg:y2="14.0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3-07-11T17:24:32.48</meta:creation-date>
    <dc:date>2025-09-02T18:27:37.857105000</dc:date>
    <meta:editing-duration>PT8H45M19S</meta:editing-duration>
    <meta:editing-cycles>40</meta:editing-cycles>
    <meta:generator>LibreOffice/25.2.5.2$Windows_X86_64 LibreOffice_project/03d19516eb2e1dd5d4ccd751a0d6f35f35e08022</meta:generator>
    <meta:document-statistic meta:object-count="145"/>
  </office:meta>
</office:document-meta>
</file>